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3" style:parent-style-name="Основнойшрифтабзаца" style:family="text">
      <style:text-properties style:font-name="Calibri Light" style:font-name-complex="Calibri Light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="Calibri Light" style:font-name-complex="Calibri Light" fo:font-size="14pt" style:font-size-asian="14pt" style:font-size-complex="14pt"/>
    </style:style>
    <style:style style:name="P5" style:parent-style-name="Обычный" style:family="paragraph">
      <style:text-properties style:font-name="Calibri Light" style:font-name-complex="Calibri Light"/>
    </style:style>
    <style:style style:name="P6" style:parent-style-name="Обычный" style:family="paragraph">
      <style:text-properties style:font-name="Calibri Light" style:font-name-complex="Calibri Light"/>
    </style:style>
    <style:style style:name="P7" style:parent-style-name="Standard" style:family="paragraph">
      <style:text-properties style:font-name="Calibri Light" style:font-name-complex="Calibri Light" fo:language="ru" fo:country="RU"/>
    </style:style>
    <style:style style:name="P8" style:parent-style-name="Standard" style:family="paragraph">
      <style:text-properties style:font-name="Calibri Light" style:font-name-complex="Calibri Light" fo:language="ru" fo:country="RU"/>
    </style:style>
    <style:style style:name="P9" style:parent-style-name="Standard" style:family="paragraph">
      <style:text-properties style:font-name="Calibri Light" style:font-name-complex="Calibri Light" fo:language="ru" fo:country="RU"/>
    </style:style>
    <style:style style:name="P10" style:parent-style-name="Standard" style:family="paragraph">
      <style:text-properties style:font-name="Calibri Light" style:font-name-complex="Calibri Light" fo:language="ru" fo:country="RU"/>
    </style:style>
    <style:style style:name="P11" style:parent-style-name="Standard" style:family="paragraph">
      <style:text-properties style:font-name="Calibri Light" style:font-name-complex="Calibri Light" fo:language="ru" fo:country="RU"/>
    </style:style>
    <style:style style:name="P12" style:parent-style-name="Standard" style:family="paragraph">
      <style:text-properties style:font-name="Calibri Light" style:font-name-complex="Calibri Light" fo:language="ru" fo:country="RU"/>
    </style:style>
    <style:style style:name="P13" style:parent-style-name="Standard" style:family="paragraph">
      <style:text-properties style:font-name="Calibri Light" style:font-name-complex="Calibri Light" fo:language="ru" fo:country="RU"/>
    </style:style>
    <style:style style:name="P14" style:parent-style-name="Standard" style:family="paragraph">
      <style:text-properties style:font-name="Calibri Light" style:font-name-complex="Calibri Light" fo:language="ru" fo:country="RU"/>
    </style:style>
    <style:style style:name="P15" style:parent-style-name="Standard" style:family="paragraph">
      <style:text-properties style:font-name="Calibri Light" style:font-name-complex="Calibri Light" fo:language="ru" fo:country="RU"/>
    </style:style>
    <style:style style:name="T16" style:parent-style-name="Основнойшрифтабзаца" style:family="text">
      <style:text-properties style:font-name="Calibri Light" style:font-name-complex="Calibri Light" fo:language="ru" fo:country="RU"/>
    </style:style>
    <style:style style:name="T17" style:parent-style-name="Основнойшрифтабзаца" style:family="text">
      <style:text-properties style:font-name="Calibri Light" style:font-name-complex="Calibri Light"/>
    </style:style>
    <style:style style:name="T18" style:parent-style-name="Основнойшрифтабзаца" style:family="text">
      <style:text-properties style:font-name="Calibri Light" style:font-name-complex="Calibri Light" fo:language="ru" fo:country="RU"/>
    </style:style>
    <style:style style:name="T19" style:parent-style-name="Основнойшрифтабзаца" style:family="text">
      <style:text-properties style:font-name="Calibri Light" style:font-name-complex="Calibri Light"/>
    </style:style>
    <style:style style:name="T20" style:parent-style-name="Основнойшрифтабзаца" style:family="text">
      <style:text-properties style:font-name="Calibri Light" style:font-name-complex="Calibri Light"/>
    </style:style>
    <style:style style:name="P21" style:parent-style-name="Standard" style:family="paragraph">
      <style:text-properties style:font-name="Calibri Light" style:font-name-complex="Calibri Light" fo:language="ru" fo:country="RU"/>
    </style:style>
    <style:style style:name="T22" style:parent-style-name="Основнойшрифтабзаца" style:family="text">
      <style:text-properties style:font-name="Calibri Light" style:font-name-complex="Calibri Light" fo:language="ru" fo:country="RU"/>
    </style:style>
    <style:style style:name="T23" style:parent-style-name="Основнойшрифтабзаца" style:family="text">
      <style:text-properties style:font-name="Calibri Light" style:font-name-complex="Calibri Light"/>
    </style:style>
    <style:style style:name="T24" style:parent-style-name="Основнойшрифтабзаца" style:family="text">
      <style:text-properties style:font-name="Calibri" style:font-name-complex="Calibri"/>
    </style:style>
    <style:style style:name="T25" style:parent-style-name="Основнойшрифтабзаца" style:family="text">
      <style:text-properties style:font-name="Calibri Light" style:font-name-complex="Calibri Light"/>
    </style:style>
    <style:style style:name="T26" style:parent-style-name="Основнойшрифтабзаца" style:family="text">
      <style:text-properties style:font-name="Calibri Light" style:font-name-complex="Calibri Light"/>
    </style:style>
    <style:style style:name="T27" style:parent-style-name="Основнойшрифтабзаца" style:family="text">
      <style:text-properties style:font-name="Calibri" style:font-name-complex="Calibri"/>
    </style:style>
    <style:style style:name="T28" style:parent-style-name="Основнойшрифтабзаца" style:family="text">
      <style:text-properties style:font-name="Calibri Light" style:font-name-complex="Calibri Light"/>
    </style:style>
    <style:style style:name="T29" style:parent-style-name="Основнойшрифтабзаца" style:family="text">
      <style:text-properties style:font-name="Calibri" style:font-name-complex="Calibri"/>
    </style:style>
    <style:style style:name="T30" style:parent-style-name="Основнойшрифтабзаца" style:family="text">
      <style:text-properties style:font-name="Calibri Light" style:font-name-complex="Calibri Light"/>
    </style:style>
    <style:style style:name="T31" style:parent-style-name="Основнойшрифтабзаца" style:family="text">
      <style:text-properties style:font-name="Calibri Light" style:font-name-complex="Calibri Light"/>
    </style:style>
    <style:style style:name="T32" style:parent-style-name="Основнойшрифтабзаца" style:family="text">
      <style:text-properties style:font-name="Calibri" style:font-name-complex="Calibri"/>
    </style:style>
    <style:style style:name="T33" style:parent-style-name="Основнойшрифтабзаца" style:family="text">
      <style:text-properties style:font-name="Calibri Light" style:font-name-complex="Calibri Light"/>
    </style:style>
    <style:style style:name="P34" style:parent-style-name="Обычный" style:family="paragraph">
      <style:text-properties style:font-name="Calibri Light" style:font-name-complex="Calibri Light"/>
    </style:style>
    <style:style style:name="T35" style:parent-style-name="Основнойшрифтабзаца" style:family="text">
      <style:text-properties style:font-name="Calibri Light" style:font-name-complex="Calibri Light" fo:language="ru" fo:country="RU"/>
    </style:style>
    <style:style style:name="T36" style:parent-style-name="Основнойшрифтабзаца" style:family="text">
      <style:text-properties style:font-name="Calibri Light" style:font-name-complex="Calibri Light"/>
    </style:style>
    <style:style style:name="T37" style:parent-style-name="Основнойшрифтабзаца" style:family="text">
      <style:text-properties style:font-name="Calibri Light" style:font-name-complex="Calibri Light"/>
    </style:style>
    <style:style style:name="P38" style:parent-style-name="Обычный" style:family="paragraph">
      <style:text-properties style:font-name="Calibri Light" style:font-name-complex="Calibri Light"/>
    </style:style>
    <style:style style:name="P39" style:parent-style-name="Обычный" style:family="paragraph">
      <style:text-properties style:font-name="Calibri Light" style:font-name-complex="Calibri Light"/>
    </style:style>
    <style:style style:name="P40" style:parent-style-name="Обычный" style:family="paragraph">
      <style:text-properties style:font-name="Calibri Light" style:font-name-complex="Calibri Light"/>
    </style:style>
    <style:style style:name="T41" style:parent-style-name="Основнойшрифтабзаца" style:family="text">
      <style:text-properties style:font-name="Calibri Light" style:font-name-complex="Calibri Light" fo:language="ru" fo:country="RU"/>
    </style:style>
    <style:style style:name="T42" style:parent-style-name="Основнойшрифтабзаца" style:family="text">
      <style:text-properties style:font-name="Calibri Light" style:font-name-complex="Calibri Light"/>
    </style:style>
    <style:style style:name="T43" style:parent-style-name="Основнойшрифтабзаца" style:family="text">
      <style:text-properties style:font-name="Calibri Light" style:font-name-complex="Calibri Light"/>
    </style:style>
    <style:style style:name="P44" style:parent-style-name="Обычный" style:family="paragraph">
      <style:text-properties style:font-name="Calibri Light" style:font-name-complex="Calibri Light"/>
    </style:style>
    <style:style style:name="P45" style:parent-style-name="Обычный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6" style:parent-style-name="Обычный" style:family="paragraph">
      <style:text-properties style:font-name="Calibri Light" style:font-name-complex="Calibri Light"/>
    </style:style>
    <style:style style:name="P47" style:parent-style-name="Обычный" style:family="paragraph">
      <style:text-properties style:font-name="Calibri Light" style:font-name-complex="Calibri Light"/>
    </style:style>
    <style:style style:name="P48" style:parent-style-name="Обычный" style:family="paragraph">
      <style:text-properties style:font-name="Calibri Light" style:font-name-complex="Calibri Light"/>
    </style:style>
    <style:style style:name="P49" style:parent-style-name="Обычный" style:family="paragraph">
      <style:text-properties style:font-name="Calibri Light" style:font-name-complex="Calibri Light"/>
    </style:style>
    <style:style style:name="P50" style:parent-style-name="Обычный" style:family="paragraph">
      <style:text-properties style:font-name="Calibri Light" style:font-name-complex="Calibri Light"/>
    </style:style>
    <style:style style:name="P51" style:parent-style-name="Обычный" style:family="paragraph">
      <style:text-properties style:font-name="Calibri Light" style:font-name-complex="Calibri Light"/>
    </style:style>
    <style:style style:name="P52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3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4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5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6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7" style:parent-style-name="Обычный" style:family="paragraph">
      <style:paragraph-properties fo:margin-left="0.4902in">
        <style:tab-stops/>
      </style:paragraph-properties>
      <style:text-properties style:font-name="Calibri Light" style:font-name-complex="Calibri Light"/>
    </style:style>
    <style:style style:name="P58" style:parent-style-name="Обычный" style:family="paragraph">
      <style:text-properties style:font-name="Calibri Light" style:font-name-complex="Calibri Light"/>
    </style:style>
    <style:style style:name="P59" style:parent-style-name="Обычный" style:family="paragraph">
      <style:text-properties style:font-name="Calibri Light" style:font-name-complex="Calibri Light"/>
    </style:style>
    <style:style style:name="P60" style:parent-style-name="Обычный" style:family="paragraph">
      <style:text-properties style:font-name="Calibri Light" style:font-name-complex="Calibri Light"/>
    </style:style>
    <style:style style:name="P61" style:parent-style-name="Обычный" style:family="paragraph">
      <style:text-properties style:font-name="Calibri Light" style:font-name-complex="Calibri Light"/>
    </style:style>
    <style:style style:name="P62" style:parent-style-name="Обычный" style:family="paragraph">
      <style:paragraph-properties fo:text-align="center"/>
    </style:style>
    <style:style style:name="T63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4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5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6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7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8" style:parent-style-name="Основнойшрифтабзаца" style:family="text">
      <style:text-properties style:font-name="Calibri" style:font-name-complex="Calibri" fo:font-size="16pt" style:font-size-asian="16pt" style:font-size-complex="16pt" fo:language="ru" fo:country="RU"/>
    </style:style>
    <style:style style:name="T69" style:parent-style-name="Основнойшрифтабзаца" style:family="text">
      <style:text-properties style:font-name="Calibri" style:font-name-complex="Calibri" fo:font-size="16pt" style:font-size-asian="16pt" style:font-size-complex="16pt" fo:language="en" fo:country="US"/>
    </style:style>
    <style:style style:name="P70" style:parent-style-name="Обычный" style:family="paragraph">
      <style:paragraph-properties fo:text-align="center"/>
      <style:text-properties style:font-name="Calibri" style:font-name-complex="Calibri" fo:font-size="16pt" style:font-size-asian="16pt" style:font-size-complex="16pt" fo:language="ru" fo:country="RU"/>
    </style:style>
    <style:style style:name="P7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8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9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04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1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1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22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12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2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0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3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5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59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16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6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75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17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8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9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195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19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0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1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1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3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3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39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24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4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5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7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69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7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0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2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29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4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0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0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0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1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1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2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3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4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5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6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6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7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7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8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7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9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39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02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10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41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2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2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42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52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5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6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72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7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48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0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1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2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3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6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6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58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04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10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1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2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34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3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44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C678DD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4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4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0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54" style:parent-style-name="Обычный" style:family="paragraph">
      <style:paragraph-properties fo:widows="2" fo:orphans="2" style:vertical-align="auto" fo:margin-bottom="0.1666in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65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0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64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7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6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7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85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8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0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92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69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0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13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D19A66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20" style:parent-style-name="Обычный" style:family="paragraph">
      <style:paragraph-properties fo:widows="2" fo:orphans="2" style:vertical-align="auto" style:line-height-at-least="0.2083in" fo:background-color="#282C34"/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 fo:hyphenate="true"/>
    </style:style>
    <style:style style:name="P721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27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E5C07B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36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39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56B6C2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98C379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48" style:parent-style-name="Обычный" style:family="paragraph">
      <style:paragraph-properties fo:widows="2" fo:orphans="2" style:vertical-align="auto" style:line-height-at-least="0.2083in" fo:background-color="#282C34"/>
      <style:text-properties fo:hyphenate="true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E06C75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3" style:parent-style-name="Основнойшрифтабзаца" style:family="text">
      <style:text-properties style:font-name="Consolas" style:font-name-asian="Times New Roman" style:font-name-complex="Times New Roman" fo:color="#61AFE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ABB2BF" style:letter-kerning="false" fo:font-size="11.5pt" style:font-size-asian="11.5pt" style:font-size-complex="11.5pt" fo:language="en" fo:country="US" style:language-asian="en" style:country-asian="US" style:language-complex="ar" style:country-complex="SA"/>
    </style:style>
    <style:style style:name="P755" style:parent-style-name="Обычный" style:family="paragraph">
      <style:paragraph-properties fo:widows="2" fo:orphans="2" style:vertical-align="auto" fo:margin-bottom="0.1666in" style:line-height-at-least="0.2083in" fo:background-color="#282C34"/>
      <style:text-properties style:font-name="Calibri Light" style:font-name-complex="Calibri Light" fo:language="ru" fo:country="RU" fo:hyphenate="true"/>
    </style:style>
    <style:style style:name="P756" style:parent-style-name="Обычный" style:family="paragraph">
      <style:text-properties fo:language="ru" fo:country="RU"/>
    </style:style>
  </office:automatic-styles>
  <office:body>
    <office:text text:use-soft-page-breaks="true">
      <text:p text:style-name="P1"><text:span text:style-name="T2">Задание</text:span></text:p>
      <text:p text:style-name="Обычный"><text:span text:style-name="T3"><text:s text:c="2"/></text:span><text:span text:style-name="T4">Теоретическое определение бинарного дерева:<text:s/></text:span></text:p>
      <text:p text:style-name="P5">Бинарное дерево - это дерево, в котором каждый узел может иметь не более двух потомков. Каждый узел содержит некоторое значение и<text:s/>может хранить ссылки на своих потомков - левого и правого, которые также являются бинарными деревьями.</text:p>
      <text:p text:style-name="P6">Пример бинарного дерева:</text:p>
      <text:p text:style-name="P7"/>
      <text:p text:style-name="P8"><text:s text:c="16"/>9</text:p>
      <text:p text:style-name="P9"><text:s text:c="13"/>/ <text:s text:c="5"/>\</text:p>
      <text:p text:style-name="P10"><text:s text:c="12"/>6 <text:s text:c="6"/>14</text:p>
      <text:p text:style-name="P11"><text:s text:c="11"/>/ \ <text:s text:c="6"/>/ \</text:p>
      <text:p text:style-name="P12"><text:s text:c="9"/>3 <text:s text:c="2"/>7 <text:s text:c="2"/>12 15</text:p>
      <text:p text:style-name="P13"><text:s text:c="15"/><text:s text:c="2"/>\</text:p>
      <text:p text:style-name="P14"><text:s text:c="19"/>8</text:p>
      <text:p text:style-name="P15"/>
      <text:p text:style-name="Обычный"><text:span text:style-name="T16"><text:s text:c="2"/></text:span><text:span text:style-name="T17">В данном примере бинарное дерево содержит числа от 3 до<text:s/></text:span><text:span text:style-name="T18">15</text:span><text:span text:style-name="T19">. Корень дерева - узел со значением 9. Левый потомок корня имеет значение 6, а его правый потомок - значение 14. Узлы дальше разветвляются, так что у левого потомка 6 ест</text:span><text:span text:style-name="T20">ь потомки 3 и 7, а у правого потомка 14 - потомки 12 и 15.</text:span></text:p>
      <text:p text:style-name="P21"/>
      <text:p text:style-name="Обычный"><text:span text:style-name="T22"><text:s text:c="2"/></text:span><text:span text:style-name="T23">Бинарное дерево имеет несколько основных операций, которые позволяют работать с ним:</text:span></text:p>
      <text:p text:style-name="Обычный"><text:span text:style-name="T24">Вставка</text:span><text:span text:style-name="T25"><text:s/>– добавление нового узла в дерево. Новый узел может быть добавлен как левым, так и правым потомком су</text:span><text:span text:style-name="T26">ществующего узла, в зависимости от условий, которые задаются при выполнении операции вставки.</text:span></text:p>
      <text:p text:style-name="Обычный"><text:span text:style-name="T27">Удаление<text:s/></text:span><text:span text:style-name="T28">– удаление узла из дерева. При удалении узла, его потомки (если они существуют) становятся потомками его родителя.</text:span></text:p>
      <text:p text:style-name="Обычный"><text:span text:style-name="T29">Поиск<text:s/></text:span><text:span text:style-name="T30">– поиск узла в дереве. Поиск мож</text:span><text:span text:style-name="T31">ет быть реализован как рекурсивным, так и итеративным способом.</text:span></text:p>
      <text:p text:style-name="Обычный"><text:span text:style-name="T32">Обход</text:span><text:span text:style-name="T33"><text:s/>– обход дерева с целью выполнения определенных операций над его узлами. В зависимости от порядка обхода, результат операции может быть различным.</text:span></text:p>
      <text:p text:style-name="P34"/>
      <text:p text:style-name="Обычный"><text:span text:style-name="T35"><text:s text:c="2"/></text:span><text:span text:style-name="T36">Бинарные деревья широко применяются в</text:span><text:span text:style-name="T37"><text:s/>алгоритмах, таких как поиск, сортировка и обход графа. В различных задачах бинарное дерево может быть использовано для эффективного хранения и обработки данных.</text:span></text:p>
      <text:p text:style-name="P38"/>
      <text:p text:style-name="P39">Одним из наиболее часто используемых типов бинарного дерева является двоичное дерево поиска<text:s/>(Binary Search Tree, BST). В этом типе деревьев каждый узел содержит значение, которое является уникальным ключом для поиска и сортировки элементов. Узлы в BST располагаются таким образом, чтобы ключи слева от узла были меньше его значения, а справа – больше.</text:p>
      <text:p text:style-name="P40"/>
      <text:p text:style-name="Обычный"><text:span text:style-name="T41"><text:s text:c="2"/></text:span><text:span text:style-name="T42">Бинарные деревья являются эффективными структурами данных, так как время выполнения операций (вставка, удаление, поиск) в них обычно пропорционально высоте дерева, а не числу узлов. Однако, в худшем случае, дерево может быть несбалансированным и име</text:span><text:span text:style-name="T43">ть высоту, равную числу узлов, что может существенно снизить эффективность операций.</text:span></text:p>
      <text:p text:style-name="P44">В заключении, бинарное дерево – это важная структура данных, которая находит применение во многих областях программирования и алгоритмов. Знание работы с ним позволяет разработчикам эффективно решать различные задачи, связанные с хранением и обработкой данных.<text:s/></text:p>
      <text:soft-page-break/>
      <text:p text:style-name="P45">Алгоритм реализации поставленной задачи</text:p>
      <text:p text:style-name="P46"/>
      <text:p text:style-name="P47">Для выполнения поставленной задачи необходимо разработать алгоритм по ее реализации. Данный алгоритм состоит из следующих пунктов:</text:p>
      <text:p text:style-name="P48">1. <text:s/>Описание класса элемента бинарного дерева;</text:p>
      <text:p text:style-name="P49">2. <text:s/>Описание класса бинарного дерева;</text:p>
      <text:p text:style-name="P50">3. <text:s/>Реализация методов поиска, добавления и вывода бинарного дерева;</text:p>
      <text:p text:style-name="P51">4. <text:s/>Реализация функции поиска ближайших статей с большим номером со следующими условиями:</text:p>
      <text:p text:style-name="P52">a. <text:s/>Описание функции поиска заданной статьи;</text:p>
      <text:p text:style-name="P53">b. <text:s/>Проверка условий наличия статьи-родителя и сравнение значений текущей статьи и статьи родителя;</text:p>
      <text:p text:style-name="P54">c. <text:s/>Проверка наличия статьи-родителя и наличия правого потомка;</text:p>
      <text:p text:style-name="P55">d. <text:s/>Сравнение значений текущей статьи с правым потомком, либо сравнение значений текущей статьи со значением статьи-родителя и проверка наличия правого потомка;</text:p>
      <text:p text:style-name="P56">e. <text:s/>Проверка наличия правого потомка и сравнение значения текущей статьи со значением статьи-родителя;</text:p>
      <text:p text:style-name="P57">f. <text:s/>Описание цикла<text:s/>While с условием наличия статьи-родителя и сравнения значений статьи-родителя с заданным ключом;</text:p>
      <text:p text:style-name="P58">5. <text:s/>Заполнение дерева значениями;</text:p>
      <text:p text:style-name="P59">6. <text:s/>Вызов функции по нахождению статьи;</text:p>
      <text:p text:style-name="P60">7. <text:s/>Вывод полученного значения.</text:p>
      <text:p text:style-name="P61"/>
      <text:p text:style-name="P62"><text:span text:style-name="T63">Листинг</text:span><text:span text:style-name="T64"><text:s/></text:span><text:span text:style-name="T65">кода</text:span><text:span text:style-name="T66"><text:s/></text:span><text:span text:style-name="T67">на</text:span><text:span text:style-name="T68"><text:s/></text:span><text:span text:style-name="T69">Python</text:span></text:p>
      <text:p text:style-name="P70"/>
      <text:p text:style-name="P71"><text:span text:style-name="T72">class</text:span><text:span text:style-name="T73"><text:s/></text:span><text:span text:style-name="T74">Item</text:span><text:span text:style-name="T75">:</text:span></text:p>
      <text:p text:style-name="P76"><text:span text:style-name="T77">   <text:s/></text:span><text:span text:style-name="T78">def</text:span><text:span text:style-name="T79"><text:s/></text:span><text:span text:style-name="T80">__init__</text:span><text:span text:style-name="T81">(</text:span><text:span text:style-name="T82">self</text:span><text:span text:style-name="T83">,<text:s/></text:span><text:span text:style-name="T84">val</text:span><text:span text:style-name="T85">):</text:span></text:p>
      <text:p text:style-name="P86"><text:span text:style-name="T87">       <text:s/></text:span><text:span text:style-name="T88">self</text:span><text:span text:style-name="T89">.</text:span><text:span text:style-name="T90">data</text:span><text:span text:style-name="T91"><text:s/></text:span><text:span text:style-name="T92">=</text:span><text:span text:style-name="T93"><text:s/></text:span><text:span text:style-name="T94">val</text:span></text:p>
      <text:p text:style-name="P95"><text:span text:style-name="T96">       <text:s/></text:span><text:span text:style-name="T97">self</text:span><text:span text:style-name="T98">.</text:span><text:span text:style-name="T99">parent</text:span><text:span text:style-name="T100"><text:s/></text:span><text:span text:style-name="T101">=</text:span><text:span text:style-name="T102"><text:s/></text:span><text:span text:style-name="T103">None</text:span></text:p>
      <text:p text:style-name="P104"><text:span text:style-name="T105">       <text:s/></text:span><text:span text:style-name="T106">self</text:span><text:span text:style-name="T107">.</text:span><text:span text:style-name="T108">left_child</text:span><text:span text:style-name="T109"><text:s/></text:span><text:span text:style-name="T110">=</text:span><text:span text:style-name="T111"><text:s/></text:span><text:span text:style-name="T112">None</text:span></text:p>
      <text:p text:style-name="P113"><text:span text:style-name="T114">       <text:s/></text:span><text:span text:style-name="T115">self</text:span><text:span text:style-name="T116">.</text:span><text:span text:style-name="T117">right_child</text:span><text:span text:style-name="T118"><text:s/></text:span><text:span text:style-name="T119">=</text:span><text:span text:style-name="T120"><text:s/></text:span><text:span text:style-name="T121">None</text:span></text:p>
      <text:p text:style-name="P122"/>
      <text:p text:style-name="P123"><text:span text:style-name="T124">class</text:span><text:span text:style-name="T125"><text:s/></text:span><text:span text:style-name="T126">BinaryTree</text:span><text:span text:style-name="T127">:</text:span></text:p>
      <text:p text:style-name="P128"><text:span text:style-name="T129">   <text:s/></text:span><text:span text:style-name="T130">def</text:span><text:span text:style-name="T131"><text:s/></text:span><text:span text:style-name="T132">__init__</text:span><text:span text:style-name="T133">(</text:span><text:span text:style-name="T134">self</text:span><text:span text:style-name="T135">,<text:s/></text:span><text:span text:style-name="T136">key</text:span><text:span text:style-name="T137">):</text:span></text:p>
      <text:p text:style-name="P138"><text:span text:style-name="T139">       <text:s/></text:span><text:span text:style-name="T140">self</text:span><text:span text:style-name="T141">.</text:span><text:span text:style-name="T142">root</text:span><text:span text:style-name="T143"><text:s/></text:span><text:span text:style-name="T144">=</text:span><text:span text:style-name="T145"><text:s/></text:span><text:span text:style-name="T146">Item</text:span><text:span text:style-name="T147">(</text:span><text:span text:style-name="T148">key</text:span><text:span text:style-name="T149">)</text:span></text:p>
      <text:p text:style-name="P150"><text:span text:style-name="T151">       <text:s/></text:span><text:span text:style-name="T152">self</text:span><text:span text:style-name="T153">.</text:span><text:span text:style-name="T154">TreeSize</text:span><text:span text:style-name="T155"><text:s/></text:span><text:span text:style-name="T156">=</text:span><text:span text:style-name="T157"><text:s/></text:span><text:span text:style-name="T158">1</text:span></text:p>
      <text:p text:style-name="P159"/>
      <text:p text:style-name="P160"><text:span text:style-name="T161">def</text:span><text:span text:style-name="T162"><text:s/></text:span><text:span text:style-name="T163">__del__</text:span><text:span text:style-name="T164">(</text:span><text:span text:style-name="T165">self</text:span><text:span text:style-name="T166">):</text:span></text:p>
      <text:p text:style-name="P167"><text:span text:style-name="T168">   <text:s/></text:span><text:span text:style-name="T169">self</text:span><text:span text:style-name="T170">.</text:span><text:span text:style-name="T171">delete_tree</text:span><text:span text:style-name="T172">(</text:span><text:span text:style-name="T173">self</text:span><text:span text:style-name="T174">.root)</text:span></text:p>
      <text:p text:style-name="P175"/>
      <text:p text:style-name="P176"><text:span text:style-name="T177">def</text:span><text:span text:style-name="T178"><text:s/></text:span><text:span text:style-name="T179">print_t</text:span><text:span text:style-name="T180">(</text:span><text:span text:style-name="T181">self</text:span><text:span text:style-name="T182">):</text:span></text:p>
      <text:p text:style-name="P183"><text:span text:style-name="T184">   <text:s/></text:span><text:span text:style-name="T185">self</text:span><text:span text:style-name="T186">.</text:span><text:span text:style-name="T187">print_tree</text:span><text:span text:style-name="T188">(</text:span><text:span text:style-name="T189">self</text:span><text:span text:style-name="T190">.root)</text:span></text:p>
      <text:p text:style-name="P191"><text:span text:style-name="T192">   <text:s/></text:span><text:span text:style-name="T193">print</text:span><text:span text:style-name="T194">()</text:span></text:p>
      <text:p text:style-name="P195"/>
      <text:p text:style-name="P196"><text:span text:style-name="T197">def</text:span><text:span text:style-name="T198"><text:s/></text:span><text:span text:style-name="T199">print_tree</text:span><text:span text:style-name="T200">(</text:span><text:span text:style-name="T201">self</text:span><text:span text:style-name="T202">,<text:s/></text:span><text:span text:style-name="T203">curr</text:span><text:span text:style-name="T204">):</text:span></text:p>
      <text:p text:style-name="P205"><text:span text:style-name="T206">   <text:s/></text:span><text:span text:style-name="T207">if</text:span><text:span text:style-name="T208"><text:s/></text:span><text:span text:style-name="T209">curr</text:span><text:span text:style-name="T210">:</text:span></text:p>
      <text:p text:style-name="P211"><text:span text:style-name="T212">       <text:s/></text:span><text:span text:style-name="T213">self</text:span><text:span text:style-name="T214">.</text:span><text:span text:style-name="T215">print_tree</text:span><text:span text:style-name="T216">(</text:span><text:span text:style-name="T217">curr</text:span><text:span text:style-name="T218">.left_child)</text:span></text:p>
      <text:p text:style-name="P219"><text:span text:style-name="T220">       <text:s/></text:span><text:span text:style-name="T221">print</text:span><text:span text:style-name="T222">(</text:span><text:span text:style-name="T223">" data -"</text:span><text:span text:style-name="T224">,<text:s/></text:span><text:span text:style-name="T225">curr</text:span><text:span text:style-name="T226">.data,<text:s/></text:span><text:span text:style-name="T227">end</text:span><text:span text:style-name="T228">=</text:span><text:span text:style-name="T229">" "</text:span><text:span text:style-name="T230">)</text:span></text:p>
      <text:soft-page-break/>
      <text:p text:style-name="P231"><text:span text:style-name="T232">       <text:s/></text:span><text:span text:style-name="T233">self</text:span><text:span text:style-name="T234">.</text:span><text:span text:style-name="T235">print_tree</text:span><text:span text:style-name="T236">(</text:span><text:span text:style-name="T237">curr</text:span><text:span text:style-name="T238">.right_child)</text:span></text:p>
      <text:p text:style-name="P239"/>
      <text:p text:style-name="P240"><text:span text:style-name="T241">def</text:span><text:span text:style-name="T242"><text:s/></text:span><text:span text:style-name="T243">insert</text:span><text:span text:style-name="T244">(</text:span><text:span text:style-name="T245">self</text:span><text:span text:style-name="T246">,<text:s/></text:span><text:span text:style-name="T247">key</text:span><text:span text:style-name="T248">):</text:span></text:p>
      <text:p text:style-name="P249"><text:span text:style-name="T250">   <text:s/></text:span><text:span text:style-name="T251">curr</text:span><text:span text:style-name="T252"><text:s/></text:span><text:span text:style-name="T253">=</text:span><text:span text:style-name="T254"><text:s/></text:span><text:span text:style-name="T255">self</text:span><text:span text:style-name="T256">.root</text:span></text:p>
      <text:p text:style-name="P257"><text:span text:style-name="T258">   <text:s/></text:span><text:span text:style-name="T259">while</text:span><text:span text:style-name="T260"><text:s/></text:span><text:span text:style-name="T261">curr</text:span><text:span text:style-name="T262"><text:s/></text:span><text:span text:style-name="T263">and</text:span><text:span text:style-name="T264"><text:s/></text:span><text:span text:style-name="T265">curr</text:span><text:span text:style-name="T266">.data<text:s/></text:span><text:span text:style-name="T267">!=</text:span><text:span text:style-name="T268"><text:s/></text:span><text:span text:style-name="T269">key</text:span><text:span text:style-name="T270">:</text:span></text:p>
      <text:p text:style-name="P271"><text:span text:style-name="T272">       <text:s/></text:span><text:span text:style-name="T273">if</text:span><text:span text:style-name="T274"><text:s/></text:span><text:span text:style-name="T275">curr</text:span><text:span text:style-name="T276">.data</text:span><text:span text:style-name="T277"><text:s/></text:span><text:span text:style-name="T278">&gt;</text:span><text:span text:style-name="T279"><text:s/></text:span><text:span text:style-name="T280">key</text:span><text:span text:style-name="T281"><text:s/></text:span><text:span text:style-name="T282">and</text:span><text:span text:style-name="T283"><text:s/></text:span><text:span text:style-name="T284">curr</text:span><text:span text:style-name="T285">.left_child<text:s/></text:span><text:span text:style-name="T286">==</text:span><text:span text:style-name="T287"><text:s/></text:span><text:span text:style-name="T288">None</text:span><text:span text:style-name="T289">:</text:span></text:p>
      <text:p text:style-name="P290"><text:span text:style-name="T291">           <text:s/></text:span><text:span text:style-name="T292">curr</text:span><text:span text:style-name="T293">.left_child<text:s/></text:span><text:span text:style-name="T294">=</text:span><text:span text:style-name="T295"><text:s/></text:span><text:span text:style-name="T296">Item</text:span><text:span text:style-name="T297">(</text:span><text:span text:style-name="T298">key</text:span><text:span text:style-name="T299">)</text:span></text:p>
      <text:p text:style-name="P300"><text:span text:style-name="T301">           <text:s/></text:span><text:span text:style-name="T302">curr</text:span><text:span text:style-name="T303">.left_child.</text:span><text:span text:style-name="T304">parent</text:span><text:span text:style-name="T305"><text:s/></text:span><text:span text:style-name="T306">=</text:span><text:span text:style-name="T307"><text:s/></text:span><text:span text:style-name="T308">curr</text:span></text:p>
      <text:p text:style-name="P309"><text:span text:style-name="T310">           <text:s/></text:span><text:span text:style-name="T311">self</text:span><text:span text:style-name="T312">.TreeSize<text:s/></text:span><text:span text:style-name="T313">+=</text:span><text:span text:style-name="T314"><text:s/></text:span><text:span text:style-name="T315">1</text:span></text:p>
      <text:p text:style-name="P316"><text:span text:style-name="T317">           <text:s/></text:span><text:span text:style-name="T318">return</text:span></text:p>
      <text:p text:style-name="P319"><text:span text:style-name="T320">       <text:s/></text:span><text:span text:style-name="T321">if</text:span><text:span text:style-name="T322"><text:s/></text:span><text:span text:style-name="T323">curr</text:span><text:span text:style-name="T324">.data<text:s/></text:span><text:span text:style-name="T325">&lt;</text:span><text:span text:style-name="T326"><text:s/></text:span><text:span text:style-name="T327">key</text:span><text:span text:style-name="T328"><text:s/></text:span><text:span text:style-name="T329">and</text:span><text:span text:style-name="T330"><text:s/></text:span><text:span text:style-name="T331">curr</text:span><text:span text:style-name="T332">.right_child<text:s/></text:span><text:span text:style-name="T333">==</text:span><text:span text:style-name="T334"><text:s/></text:span><text:span text:style-name="T335">None</text:span><text:span text:style-name="T336">:</text:span></text:p>
      <text:p text:style-name="P337"><text:span text:style-name="T338">           <text:s/></text:span><text:span text:style-name="T339">curr</text:span><text:span text:style-name="T340">.right_child<text:s/></text:span><text:span text:style-name="T341">=</text:span><text:span text:style-name="T342"><text:s/></text:span><text:span text:style-name="T343">Item</text:span><text:span text:style-name="T344">(</text:span><text:span text:style-name="T345">key</text:span><text:span text:style-name="T346">)</text:span></text:p>
      <text:p text:style-name="P347"><text:span text:style-name="T348">           <text:s/></text:span><text:span text:style-name="T349">curr</text:span><text:span text:style-name="T350">.right_child.</text:span><text:span text:style-name="T351">parent</text:span><text:span text:style-name="T352"><text:s/></text:span><text:span text:style-name="T353">=</text:span><text:span text:style-name="T354"><text:s/></text:span><text:span text:style-name="T355">curr</text:span></text:p>
      <text:p text:style-name="P356"><text:span text:style-name="T357">           <text:s/></text:span><text:span text:style-name="T358">self</text:span><text:span text:style-name="T359">.TreeSize<text:s/></text:span><text:span text:style-name="T360">+=</text:span><text:span text:style-name="T361"><text:s/></text:span><text:span text:style-name="T362">1</text:span></text:p>
      <text:p text:style-name="P363"><text:span text:style-name="T364">           <text:s/></text:span><text:span text:style-name="T365">return</text:span></text:p>
      <text:p text:style-name="P366"><text:span text:style-name="T367">       <text:s/></text:span><text:span text:style-name="T368">if</text:span><text:span text:style-name="T369"><text:s/></text:span><text:span text:style-name="T370">curr</text:span><text:span text:style-name="T371">.data<text:s/></text:span><text:span text:style-name="T372">&gt;</text:span><text:span text:style-name="T373"><text:s/></text:span><text:span text:style-name="T374">key</text:span><text:span text:style-name="T375">:</text:span></text:p>
      <text:p text:style-name="P376"><text:span text:style-name="T377">           <text:s/></text:span><text:span text:style-name="T378">curr</text:span><text:span text:style-name="T379">.left_child.parent<text:s/></text:span><text:span text:style-name="T380">=</text:span><text:span text:style-name="T381"><text:s/></text:span><text:span text:style-name="T382">curr</text:span></text:p>
      <text:p text:style-name="P383"><text:span text:style-name="T384">           <text:s/></text:span><text:span text:style-name="T385">curr</text:span><text:span text:style-name="T386"><text:s/></text:span><text:span text:style-name="T387">=</text:span><text:span text:style-name="T388"><text:s/></text:span><text:span text:style-name="T389">curr</text:span><text:span text:style-name="T390">.left_child</text:span></text:p>
      <text:p text:style-name="P391"><text:span text:style-name="T392">       <text:s/></text:span><text:span text:style-name="T393">else</text:span><text:span text:style-name="T394">:</text:span></text:p>
      <text:p text:style-name="P395"><text:span text:style-name="T396">           <text:s/></text:span><text:span text:style-name="T397">curr</text:span><text:span text:style-name="T398">.right_child.parent<text:s/></text:span><text:span text:style-name="T399">=</text:span><text:span text:style-name="T400"><text:s/></text:span><text:span text:style-name="T401">curr</text:span></text:p>
      <text:p text:style-name="P402"><text:span text:style-name="T403">           <text:s/></text:span><text:span text:style-name="T404">curr</text:span><text:span text:style-name="T405"><text:s/></text:span><text:span text:style-name="T406">=</text:span><text:span text:style-name="T407"><text:s/></text:span><text:span text:style-name="T408">curr</text:span><text:span text:style-name="T409">.right_child</text:span></text:p>
      <text:p text:style-name="P410"/>
      <text:p text:style-name="P411"><text:span text:style-name="T412">def</text:span><text:span text:style-name="T413"><text:s/></text:span><text:span text:style-name="T414">GreenFunc</text:span><text:span text:style-name="T415">(</text:span><text:span text:style-name="T416">self</text:span><text:span text:style-name="T417">,<text:s/></text:span><text:span text:style-name="T418">key</text:span><text:span text:style-name="T419">):</text:span></text:p>
      <text:p text:style-name="P420"><text:span text:style-name="T421">   <text:s/></text:span><text:span text:style-name="T422">curr</text:span><text:span text:style-name="T423"><text:s/></text:span><text:span text:style-name="T424">=</text:span><text:span text:style-name="T425"><text:s/></text:span><text:span text:style-name="T426">self</text:span><text:span text:style-name="T427">.root</text:span></text:p>
      <text:p text:style-name="P428"><text:span text:style-name="T429">   <text:s/></text:span><text:span text:style-name="T430">while</text:span><text:span text:style-name="T431"><text:s/></text:span><text:span text:style-name="T432">curr</text:span><text:span text:style-name="T433"><text:s/></text:span><text:span text:style-name="T434">and</text:span><text:span text:style-name="T435"><text:s/></text:span><text:span text:style-name="T436">curr</text:span><text:span text:style-name="T437">.data<text:s/></text:span><text:span text:style-name="T438">!=</text:span><text:span text:style-name="T439"><text:s/></text:span><text:span text:style-name="T440">key</text:span><text:span text:style-name="T441">:</text:span></text:p>
      <text:p text:style-name="P442"><text:span text:style-name="T443">       <text:s/></text:span><text:span text:style-name="T444">if</text:span><text:span text:style-name="T445"><text:s/></text:span><text:span text:style-name="T446">curr</text:span><text:span text:style-name="T447">.data<text:s/></text:span><text:span text:style-name="T448">&gt;</text:span><text:span text:style-name="T449"><text:s/></text:span><text:span text:style-name="T450">key</text:span><text:span text:style-name="T451">:</text:span></text:p>
      <text:p text:style-name="P452"><text:span text:style-name="T453">           <text:s/></text:span><text:span text:style-name="T454">curr</text:span><text:span text:style-name="T455">.left_child.parent<text:s/></text:span><text:span text:style-name="T456">=</text:span><text:span text:style-name="T457"><text:s/></text:span><text:span text:style-name="T458">curr</text:span></text:p>
      <text:p text:style-name="P459"><text:span text:style-name="T460">           <text:s/></text:span><text:span text:style-name="T461">curr</text:span><text:span text:style-name="T462"><text:s/></text:span><text:span text:style-name="T463">=</text:span><text:span text:style-name="T464"><text:s/></text:span><text:span text:style-name="T465">curr</text:span><text:span text:style-name="T466">.left_child</text:span></text:p>
      <text:p text:style-name="P467"><text:span text:style-name="T468">   </text:span><text:span text:style-name="T469"><text:s/>   <text:s/></text:span><text:span text:style-name="T470">else</text:span><text:span text:style-name="T471">:</text:span></text:p>
      <text:p text:style-name="P472"><text:span text:style-name="T473">           <text:s/></text:span><text:span text:style-name="T474">curr</text:span><text:span text:style-name="T475">.right_child.parent<text:s/></text:span><text:span text:style-name="T476">=</text:span><text:span text:style-name="T477"><text:s/></text:span><text:span text:style-name="T478">curr</text:span></text:p>
      <text:p text:style-name="P479"><text:span text:style-name="T480">           <text:s/></text:span><text:span text:style-name="T481">curr</text:span><text:span text:style-name="T482"><text:s/></text:span><text:span text:style-name="T483">=</text:span><text:span text:style-name="T484"><text:s/></text:span><text:span text:style-name="T485">curr</text:span><text:span text:style-name="T486">.right_child</text:span></text:p>
      <text:p text:style-name="P487"><text:span text:style-name="T488">   <text:s/></text:span><text:span text:style-name="T489">if</text:span><text:span text:style-name="T490"><text:s/></text:span><text:span text:style-name="T491">curr</text:span><text:span text:style-name="T492">.parent<text:s/></text:span><text:span text:style-name="T493">!=</text:span><text:span text:style-name="T494"><text:s/></text:span><text:span text:style-name="T495">None</text:span><text:span text:style-name="T496"><text:s/></text:span><text:span text:style-name="T497">and</text:span><text:span text:style-name="T498"><text:s/></text:span><text:span text:style-name="T499">curr</text:span><text:span text:style-name="T500">.data<text:s/></text:span><text:span text:style-name="T501">&lt;</text:span><text:span text:style-name="T502"><text:s/></text:span><text:span text:style-name="T503">curr</text:span><text:span text:style-name="T504">.parent.data:</text:span></text:p>
      <text:p text:style-name="P505"><text:span text:style-name="T506">       <text:s/></text:span><text:span text:style-name="T507">print</text:span><text:span text:style-name="T508">(</text:span><text:span text:style-name="T509">curr</text:span><text:span text:style-name="T510">.parent.data)</text:span></text:p>
      <text:p text:style-name="P511"><text:span text:style-name="T512">   <text:s/></text:span><text:span text:style-name="T513">elif</text:span><text:span text:style-name="T514"><text:s/></text:span><text:span text:style-name="T515">curr</text:span><text:span text:style-name="T516">.parent<text:s/></text:span><text:span text:style-name="T517">==</text:span><text:span text:style-name="T518"><text:s/></text:span><text:span text:style-name="T519">None</text:span><text:span text:style-name="T520"><text:s/></text:span><text:span text:style-name="T521">and</text:span><text:span text:style-name="T522"><text:s/></text:span><text:span text:style-name="T523">curr</text:span><text:span text:style-name="T524">.right_child:</text:span></text:p>
      <text:p text:style-name="P525"><text:span text:style-name="T526">       <text:s/></text:span><text:span text:style-name="T527">print</text:span><text:span text:style-name="T528">(</text:span><text:span text:style-name="T529">curr</text:span><text:span text:style-name="T530">.right_child.data)</text:span></text:p>
      <text:p text:style-name="P531"><text:span text:style-name="T532">   <text:s/></text:span><text:span text:style-name="T533">elif</text:span><text:span text:style-name="T534"><text:s/></text:span><text:span text:style-name="T535">curr</text:span><text:span text:style-name="T536">.right_child<text:s/></text:span><text:span text:style-name="T537">!=</text:span><text:span text:style-name="T538"><text:s/></text:span><text:span text:style-name="T539">None</text:span><text:span text:style-name="T540"><text:s/></text:span><text:span text:style-name="T541">and</text:span><text:span text:style-name="T542"><text:s/></text:span><text:span text:style-name="T543">curr</text:span><text:span text:style-name="T544">.right_child.data<text:s/></text:span><text:span text:style-name="T545">&gt;</text:span><text:span text:style-name="T546"><text:s/></text:span><text:span text:style-name="T547">curr</text:span><text:span text:style-name="T548">.data<text:s/></text:span><text:span text:style-name="T549">or</text:span><text:span text:style-name="T550"><text:s/></text:span><text:span text:style-name="T551">curr</text:span><text:span text:style-name="T552">.data<text:s/></text:span><text:span text:style-name="T553">&gt;</text:span><text:span text:style-name="T554"><text:s/></text:span><text:span text:style-name="T555">curr</text:span><text:span text:style-name="T556">.parent.data<text:s/></text:span><text:span text:style-name="T557">and</text:span><text:span text:style-name="T558"><text:s/></text:span><text:span text:style-name="T559">curr</text:span><text:span text:style-name="T560">.right_child:</text:span></text:p>
      <text:p text:style-name="P561"><text:span text:style-name="T562">       <text:s/></text:span><text:span text:style-name="T563">print</text:span><text:span text:style-name="T564">(</text:span><text:span text:style-name="T565">curr</text:span><text:span text:style-name="T566">.right_child.data)</text:span></text:p>
      <text:p text:style-name="P567"><text:span text:style-name="T568">   <text:s/></text:span><text:span text:style-name="T569">elif</text:span><text:span text:style-name="T570"><text:s/> </text:span><text:span text:style-name="T571">curr</text:span><text:span text:style-name="T572">.right_child<text:s/></text:span><text:span text:style-name="T573">==</text:span><text:span text:style-name="T574"><text:s/></text:span><text:span text:style-name="T575">None</text:span><text:span text:style-name="T576"><text:s/></text:span><text:span text:style-name="T577">and</text:span><text:span text:style-name="T578"><text:s/></text:span><text:span text:style-name="T579">curr</text:span><text:span text:style-name="T580">.data<text:s/></text:span><text:span text:style-name="T581">&gt;</text:span><text:span text:style-name="T582"><text:s/></text:span><text:span text:style-name="T583">curr</text:span><text:span text:style-name="T584">.parent.data:</text:span></text:p>
      <text:p text:style-name="P585"><text:span text:style-name="T586">     </text:span><text:span text:style-name="T587"><text:s/> <text:s/></text:span><text:span text:style-name="T588">while</text:span><text:span text:style-name="T589"><text:s/></text:span><text:span text:style-name="T590">curr</text:span><text:span text:style-name="T591">.parent<text:s/></text:span><text:span text:style-name="T592">!=</text:span><text:span text:style-name="T593"><text:s/></text:span><text:span text:style-name="T594">None</text:span><text:span text:style-name="T595"><text:s/></text:span><text:span text:style-name="T596">and</text:span><text:span text:style-name="T597"><text:s/></text:span><text:span text:style-name="T598">curr</text:span><text:span text:style-name="T599">.parent.data<text:s/></text:span><text:span text:style-name="T600">&lt;</text:span><text:span text:style-name="T601"><text:s/></text:span><text:span text:style-name="T602">key</text:span><text:span text:style-name="T603">:</text:span></text:p>
      <text:p text:style-name="P604"><text:span text:style-name="T605">           <text:s/></text:span><text:span text:style-name="T606">if</text:span><text:span text:style-name="T607"><text:s/></text:span><text:span text:style-name="T608">curr</text:span><text:span text:style-name="T609">.parent:</text:span></text:p>
      <text:p text:style-name="P610"><text:span text:style-name="T611">               <text:s/></text:span><text:span text:style-name="T612">curr</text:span><text:span text:style-name="T613"><text:s/></text:span><text:span text:style-name="T614">=</text:span><text:span text:style-name="T615"><text:s/></text:span><text:span text:style-name="T616">curr</text:span><text:span text:style-name="T617">.parent</text:span></text:p>
      <text:p text:style-name="P618"><text:span text:style-name="T619">       <text:s/></text:span><text:span text:style-name="T620">if</text:span><text:span text:style-name="T621"><text:s/></text:span><text:span text:style-name="T622">curr</text:span><text:span text:style-name="T623">.parent<text:s/></text:span><text:span text:style-name="T624">==</text:span><text:span text:style-name="T625"><text:s/></text:span><text:span text:style-name="T626">None</text:span><text:span text:style-name="T627">:</text:span></text:p>
      <text:p text:style-name="P628"><text:span text:style-name="T629">           <text:s/></text:span><text:span text:style-name="T630">print</text:span><text:span text:style-name="T631">(</text:span><text:span text:style-name="T632">"This item do not have biggest number"</text:span><text:span text:style-name="T633">)</text:span></text:p>
      <text:p text:style-name="P634"><text:span text:style-name="T635">       <text:s/></text:span><text:span text:style-name="T636">else</text:span><text:span text:style-name="T637">:</text:span></text:p>
      <text:p text:style-name="P638"><text:span text:style-name="T639">           <text:s/></text:span><text:span text:style-name="T640">print</text:span><text:span text:style-name="T641">(</text:span><text:span text:style-name="T642">curr</text:span><text:span text:style-name="T643">.parent.data)</text:span></text:p>
      <text:p text:style-name="P644"><text:span text:style-name="T645">   <text:s/></text:span><text:span text:style-name="T646">else</text:span><text:span text:style-name="T647">:</text:span></text:p>
      <text:p text:style-name="P648"><text:span text:style-name="T649">       <text:s/></text:span><text:span text:style-name="T650">print</text:span><text:span text:style-name="T651">(</text:span><text:span text:style-name="T652">"This item do not have biggest number"</text:span><text:span text:style-name="T653">)</text:span></text:p>
      <text:p text:style-name="P654"/>
      <text:p text:style-name="P655"><text:span text:style-name="T656">Tree1</text:span><text:span text:style-name="T657"><text:s/></text:span><text:span text:style-name="T658">=</text:span><text:span text:style-name="T659"><text:s/></text:span><text:span text:style-name="T660">BinaryTree</text:span><text:span text:style-name="T661">(</text:span><text:span text:style-name="T662">9</text:span><text:span text:style-name="T663">)</text:span></text:p>
      <text:p text:style-name="P664"><text:span text:style-name="T665">insert</text:span><text:span text:style-name="T666">(</text:span><text:span text:style-name="T667">Tree1</text:span><text:span text:style-name="T668">,<text:s/></text:span><text:span text:style-name="T669">6</text:span><text:span text:style-name="T670">)</text:span></text:p>
      <text:p text:style-name="P671"><text:span text:style-name="T672">insert</text:span><text:span text:style-name="T673">(</text:span><text:span text:style-name="T674">Tree1</text:span><text:span text:style-name="T675">,<text:s/></text:span><text:span text:style-name="T676">6</text:span><text:span text:style-name="T677">)</text:span></text:p>
      <text:p text:style-name="P678"><text:span text:style-name="T679">insert</text:span><text:span text:style-name="T680">(</text:span><text:span text:style-name="T681">Tree1</text:span><text:span text:style-name="T682">,<text:s/></text:span><text:span text:style-name="T683">3</text:span><text:span text:style-name="T684">)</text:span></text:p>
      <text:p text:style-name="P685"><text:span text:style-name="T686">insert</text:span><text:span text:style-name="T687">(</text:span><text:span text:style-name="T688">Tree1</text:span><text:span text:style-name="T689">,<text:s/></text:span><text:span text:style-name="T690">14</text:span><text:span text:style-name="T691">)</text:span></text:p>
      <text:p text:style-name="P692"><text:span text:style-name="T693">insert</text:span><text:span text:style-name="T694">(</text:span><text:span text:style-name="T695">Tree1</text:span><text:span text:style-name="T696">,<text:s/></text:span><text:span text:style-name="T697">7</text:span><text:span text:style-name="T698">)</text:span></text:p>
      <text:p text:style-name="P699"><text:span text:style-name="T700">insert</text:span><text:span text:style-name="T701">(</text:span><text:span text:style-name="T702">Tree1</text:span><text:span text:style-name="T703">,<text:s/></text:span><text:span text:style-name="T704">8</text:span><text:span text:style-name="T705">)</text:span></text:p>
      <text:p text:style-name="P706"><text:span text:style-name="T707">insert</text:span><text:span text:style-name="T708">(</text:span><text:span text:style-name="T709">Tree1</text:span><text:span text:style-name="T710">,<text:s/></text:span><text:span text:style-name="T711">12</text:span><text:span text:style-name="T712">)</text:span></text:p>
      <text:p text:style-name="P713"><text:span text:style-name="T714">insert</text:span><text:span text:style-name="T715">(</text:span><text:span text:style-name="T716">Tree1</text:span><text:span text:style-name="T717">,<text:s/></text:span><text:span text:style-name="T718">15</text:span><text:span text:style-name="T719">)</text:span></text:p>
      <text:p text:style-name="P720"/>
      <text:p text:style-name="P721"><text:span text:style-name="T722">print</text:span><text:span text:style-name="T723">(</text:span><text:span text:style-name="T724">'Please<text:s/></text:span><text:span text:style-name="T725">enter the number for search:'</text:span><text:span text:style-name="T726">)</text:span></text:p>
      <text:p text:style-name="P727"><text:span text:style-name="T728">insert</text:span><text:span text:style-name="T729"><text:s/></text:span><text:span text:style-name="T730">=</text:span><text:span text:style-name="T731"><text:s/></text:span><text:span text:style-name="T732">int</text:span><text:span text:style-name="T733">(</text:span><text:span text:style-name="T734">input</text:span><text:span text:style-name="T735">())</text:span></text:p>
      <text:p text:style-name="P736"><text:span text:style-name="T737">print</text:span><text:span text:style-name="T738">()</text:span></text:p>
      <text:p text:style-name="P739"><text:span text:style-name="T740">print</text:span><text:span text:style-name="T741">(</text:span><text:span text:style-name="T742">"Nearest item with bigger number - "</text:span><text:span text:style-name="T743">,<text:s/></text:span><text:span text:style-name="T744">end</text:span><text:span text:style-name="T745">=</text:span><text:span text:style-name="T746">""</text:span><text:span text:style-name="T747">)</text:span></text:p>
      <text:p text:style-name="P748"><text:span text:style-name="T749">GreenFunc</text:span><text:span text:style-name="T750">(</text:span><text:span text:style-name="T751">Tree1</text:span><text:span text:style-name="T752">,<text:s/></text:span><text:span text:style-name="T753">insert</text:span><text:span text:style-name="T754">)</text:span></text:p>
      <text:p text:style-name="P755"/>
      <text:p text:style-name="P7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hitespace-pre-wrap" style:display-name="whitespace-pre-wrap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ихаил Павлюкевич</dc:creator>
    <meta:creation-date>2009-04-16T11:32:00Z</meta:creation-date>
    <dc:date>2023-11-26T13:49:00Z</dc:date>
    <meta:template xlink:href="Normal.dotm" xlink:type="simple"/>
    <meta:editing-cycles>37</meta:editing-cycles>
    <meta:editing-duration>PT1428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34" meta:character-count="6247" meta:row-count="44" meta:non-whitespace-character-count="5325"/>
  </office:meta>
</office:document-meta>
</file>